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Standard">
      <style:text-properties officeooo:rsid="00002840" officeooo:paragraph-rsid="00002840"/>
    </style:style>
    <style:style style:name="P3" style:family="paragraph" style:parent-style-name="Standard">
      <style:text-properties officeooo:rsid="000068e3" officeooo:paragraph-rsid="000068e3"/>
    </style:style>
    <style:style style:name="P4" style:family="paragraph" style:parent-style-name="Standard">
      <style:text-properties officeooo:rsid="000164be" officeooo:paragraph-rsid="00002840"/>
    </style:style>
    <style:style style:name="P5" style:family="paragraph" style:parent-style-name="Standard">
      <style:text-properties officeooo:rsid="000164be" officeooo:paragraph-rsid="000164be"/>
    </style:style>
    <style:style style:name="P6" style:family="paragraph" style:parent-style-name="Standard">
      <style:text-properties officeooo:rsid="0002f3b1" officeooo:paragraph-rsid="0002f3b1"/>
    </style:style>
    <style:style style:name="P7" style:family="paragraph" style:parent-style-name="Standard">
      <style:text-properties officeooo:paragraph-rsid="00002840"/>
    </style:style>
    <style:style style:name="P8" style:family="paragraph" style:parent-style-name="Standard">
      <style:text-properties fo:font-weight="bold" officeooo:rsid="000164be" officeooo:paragraph-rsid="000164be" style:font-weight-asian="bold" style:font-weight-complex="bold"/>
    </style:style>
    <style:style style:name="P9" style:family="paragraph" style:parent-style-name="Standard">
      <style:text-properties officeooo:rsid="00042fcc" officeooo:paragraph-rsid="00042fcc"/>
    </style:style>
    <style:style style:name="P10" style:family="paragraph" style:parent-style-name="Standard">
      <style:text-properties officeooo:rsid="0002e49c" officeooo:paragraph-rsid="000164be"/>
    </style:style>
    <style:style style:name="P11" style:family="paragraph" style:parent-style-name="Standard">
      <style:text-properties fo:color="#ff0000" officeooo:paragraph-rsid="000c5df6"/>
    </style:style>
    <style:style style:name="P12" style:family="paragraph" style:parent-style-name="Preformatted_20_Text">
      <style:text-properties officeooo:paragraph-rsid="000164be"/>
    </style:style>
    <style:style style:name="P13" style:family="paragraph" style:parent-style-name="Preformatted_20_Text">
      <style:text-properties officeooo:paragraph-rsid="000c5df6"/>
    </style:style>
    <style:style style:name="P14" style:family="paragraph" style:parent-style-name="Standard">
      <style:paragraph-properties fo:padding="0.0201in" fo:border="0.06pt solid #ffa6a6" style:shadow="#ffd7d7 0.0693in 0.0693in"/>
      <style:text-properties fo:font-size="10pt" officeooo:rsid="000068e3" officeooo:paragraph-rsid="000068e3" style:font-size-asian="10pt" style:font-size-complex="10pt"/>
    </style:style>
    <style:style style:name="P15" style:family="paragraph" style:parent-style-name="Standard">
      <style:paragraph-properties fo:padding="0.0201in" fo:border="0.06pt solid #ffa6a6" style:shadow="#ffd7d7 0.0693in 0.0693in"/>
      <style:text-properties fo:color="#ff0000" fo:font-size="10pt" officeooo:rsid="000068e3" officeooo:paragraph-rsid="000068e3" style:font-size-asian="10pt" style:font-size-complex="10pt"/>
    </style:style>
    <style:style style:name="P16" style:family="paragraph" style:parent-style-name="Heading_20_3">
      <style:text-properties fo:color="#729fcf"/>
    </style:style>
    <style:style style:name="P17" style:family="paragraph" style:parent-style-name="Standard">
      <style:text-properties officeooo:rsid="00002840" officeooo:paragraph-rsid="000dceb8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fo:font-size="10pt" officeooo:paragraph-rsid="000dceb8" style:font-size-asian="10pt" style:font-size-complex="10pt"/>
    </style:style>
    <style:style style:name="P20" style:family="paragraph" style:parent-style-name="Standard">
      <style:text-properties officeooo:rsid="00042fcc" officeooo:paragraph-rsid="00042fcc"/>
    </style:style>
    <style:style style:name="P21" style:family="paragraph" style:parent-style-name="Standard">
      <style:text-properties fo:color="#ff0000" officeooo:rsid="0007d99a" officeooo:paragraph-rsid="000c5df6"/>
    </style:style>
    <style:style style:name="P22" style:family="paragraph" style:parent-style-name="Standard">
      <style:text-properties fo:color="#ff0000" officeooo:rsid="0007d99a" officeooo:paragraph-rsid="0007d99a"/>
    </style:style>
    <style:style style:name="P23" style:family="paragraph" style:parent-style-name="Standard">
      <style:text-properties fo:color="#ff0000" officeooo:paragraph-rsid="0007d99a"/>
    </style:style>
    <style:style style:name="P24" style:family="paragraph" style:parent-style-name="Standard">
      <style:text-properties fo:color="#ff0000" officeooo:rsid="000164be" officeooo:paragraph-rsid="0007d99a"/>
    </style:style>
    <style:style style:name="P25" style:family="paragraph" style:parent-style-name="Standard">
      <style:text-properties officeooo:rsid="000164be" officeooo:paragraph-rsid="000164be"/>
    </style:style>
    <style:style style:name="P26" style:family="paragraph" style:parent-style-name="Standard">
      <style:text-properties officeooo:rsid="0002e49c" officeooo:paragraph-rsid="000164be"/>
    </style:style>
    <style:style style:name="P27" style:family="paragraph" style:parent-style-name="Standard">
      <style:paragraph-properties fo:padding="0.0201in" fo:border="0.06pt solid #ffa6a6" style:shadow="#ffd7d7 0.0693in 0.0693in"/>
      <style:text-properties fo:color="#ff0000" fo:font-size="10pt" officeooo:rsid="000068e3" officeooo:paragraph-rsid="000068e3" style:font-size-asian="10pt" style:font-size-complex="10pt"/>
    </style:style>
    <style:style style:name="T1" style:family="text">
      <style:text-properties officeooo:rsid="0002f3b1"/>
    </style:style>
    <style:style style:name="T2" style:family="text">
      <style:text-properties officeooo:rsid="000028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fo:color="#ff0000" officeooo:rsid="000a869b"/>
    </style:style>
    <style:style style:name="T6" style:family="text">
      <style:text-properties fo:color="#ff0000" fo:font-weight="normal" officeooo:rsid="000a869b" style:font-weight-asian="normal" style:font-weight-complex="normal"/>
    </style:style>
    <style:style style:name="T7" style:family="text">
      <style:text-properties fo:color="#ff0000" officeooo:rsid="000c5df6"/>
    </style:style>
    <style:style style:name="T8" style:family="text">
      <style:text-properties officeooo:rsid="00042fcc"/>
    </style:style>
    <style:style style:name="T9" style:family="text">
      <style:text-properties officeooo:rsid="0007d99a"/>
    </style:style>
    <style:style style:name="T10" style:family="text">
      <style:text-properties fo:color="#50938a"/>
    </style:style>
    <style:style style:name="T11" style:family="text">
      <style:text-properties fo:color="#50938a" officeooo:rsid="000a869b"/>
    </style:style>
    <style:style style:name="T12" style:family="text">
      <style:text-properties fo:color="#50938a" officeooo:rsid="000c5df6"/>
    </style:style>
    <style:style style:name="T13" style:family="text">
      <style:text-properties officeooo:rsid="000a869b"/>
    </style:style>
    <style:style style:name="T14" style:family="text">
      <style:text-properties officeooo:rsid="000c5df6"/>
    </style:style>
    <style:style style:name="T15" style:family="text">
      <style:text-properties style:font-name="Liberation Mono" fo:font-size="10pt" officeooo:rsid="000c5df6" style:font-name-asian="Noto Sans Mono CJK SC" style:font-size-asian="10pt" style:font-name-complex="Liberation Mono" style:font-size-complex="10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officeooo:rsid="000e8cfe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3">Day 17 – Pass by Reference</text:h>
      <text:p text:style-name="P6"/>
      <text:p text:style-name="P17">Current method of calling a function: </text:p>
      <text:p text:style-name="P17"><text:span text:style-name="T4"><text:s/></text:span></text:p>
      <text:p text:style-name="P2"/>
      <text:p text:style-name="P2"><text:span text:style-name="T3">Pass by Reference:</text:span> </text:p>
      <text:p text:style-name="P2"/>
      <text:p text:style-name="P2">Reasons we may want the original value:</text:p>
      <text:p text:style-name="P2"><text:tab/>1. <text:span text:style-name="T8">to </text:span>modify it</text:p>
      <text:p text:style-name="P6"><text:tab/><text:span text:style-name="T13">2</text:span>. to return multiple values</text:p>
      <text:p text:style-name="P6"><text:tab/><text:span text:style-name="T13">3</text:span>. when copying an object doesn’t make sense</text:p>
      <text:p text:style-name="P2"/>
      <text:p text:style-name="P2"><text:span text:style-name="T3">How to pass by reference: </text:span><text:s text:c="2"/></text:p>
      <text:p text:style-name="P2"><text:tab/>1. put an <text:span text:style-name="T4"><text:s text:c="32"/></text:span><text:s/>of the argument in the <text:s text:c="31"/><text:span text:style-name="T4"><text:s/></text:span>and the </text:p>
      <text:p text:style-name="P7"><text:span text:style-name="T2"><text:tab/>2. when calling the function, pass it like you </text:span><text:span text:style-name="T1">did before</text:span><text:span text:style-name="T2">. </text:span></text:p>
      <text:p text:style-name="P4"/>
      <text:p text:style-name="P6">What are allowed arguments? </text:p>
      <text:p text:style-name="P4"/>
      <text:p text:style-name="P4"/>
      <text:p text:style-name="P4"/>
      <text:p text:style-name="P4"/>
      <text:p text:style-name="P8">Passing by Reference to Modify Values:</text:p>
      <text:p text:style-name="P5"/>
      <text:p text:style-name="P3">The SWAP <text:s/>--- <text:s/>function that swaps two numbers</text:p>
      <text:p text:style-name="P3"/>
      <text:p text:style-name="P14">void swap (int&amp;, int&amp;);</text:p>
      <text:p text:style-name="P14"/>
      <text:p text:style-name="P14">int main() {</text:p>
      <text:p text:style-name="P14"><text:tab/>cin &gt;&gt; num1 &gt;&gt; num2;</text:p>
      <text:p text:style-name="P14"><text:tab/>if (num2 &lt; num1) {</text:p>
      <text:p text:style-name="P14"><text:tab/><text:tab/>swap(num1, num2);</text:p>
      <text:p text:style-name="P14"><text:tab/>}</text:p>
      <text:p text:style-name="P14">}</text:p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3"/>
      <text:p text:style-name="P3"/>
      <text:p text:style-name="P5"><text:span text:style-name="T3">Using Reference to Return Multiple Values </text:span><text:s/></text:p>
      <text:p text:style-name="P5"/>
      <text:p text:style-name="P12"><text:bookmark text:name="cb8-1"/><text:span text:style-name="Source_20_Text">void </text:span><text:span text:style-name="Source_20_Text"><text:span text:style-name="T14">get_teams(string&amp;, string&amp;)</text:span></text:span><text:span text:style-name="Source_20_Text">;</text:span></text:p>
      <text:p text:style-name="Preformatted_20_Text"><text:bookmark text:name="cb8-2"/><text:span text:style-name="Source_20_Text">...</text:span></text:p>
      <text:p text:style-name="Preformatted_20_Text"><text:bookmark text:name="cb8-3"/><text:span text:style-name="Source_20_Text">void </text:span><text:span text:style-name="Source_20_Text"><text:span text:style-name="T15">get_teams(string&amp; team1, string&amp; team2)</text:span></text:span><text:bookmark text:name="cb8-4"/><text:span text:style-name="Source_20_Text"><text:span text:style-name="T15"> </text:span></text:span><text:span text:style-name="Source_20_Text">{</text:span></text:p>
      <text:p text:style-name="P13"><text:bookmark text:name="cb8-5"/><text:span text:style-name="Source_20_Text"><text:s text:c="2"/></text:span><text:span text:style-name="Source_20_Text"><text:span text:style-name="T14">do { </text:span></text:span></text:p>
      <text:p text:style-name="P13"><text:span text:style-name="Source_20_Text"><text:span text:style-name="T14"><text:s text:c="6"/>cin &gt;&gt; team1 &gt;&gt; team2;</text:span></text:span></text:p>
      <text:p text:style-name="Preformatted_20_Text"><text:bookmark text:name="cb8-6"/><text:span text:style-name="Source_20_Text"><text:s text:c="2"/></text:span><text:span text:style-name="Source_20_Text"><text:span text:style-name="T14">} while (team1 != “Army” || team2 != “Clemson”);</text:span></text:span></text:p>
      <text:p text:style-name="P1"><text:bookmark text:name="cb8-7"/><text:span text:style-name="Source_20_Text">}</text:span></text:p>
      <text:p text:style-name="P8">Using Reference when Copying an Object Doesn’t Make Sense</text:p>
      <text:p text:style-name="P5"><text:span text:style-name="T3"><text:s/><text:tab/></text:span></text:p>
      <text:section text:style-name="Sect1" text:name="Section1">
        <text:p text:style-name="Standard"><text:soft-page-break/>i<text:span text:style-name="T16">nt main() {</text:span></text:p>
        <text:p text:style-name="P18"><text:s text:c="4"/>char num0, num1, num2;</text:p>
        <text:p text:style-name="P18"><text:s text:c="4"/><text:span text:style-name="T17">int bit2, bit1, bit0;</text:span></text:p>
        <text:p text:style-name="P18"/>
        <text:p text:style-name="P18"><text:s text:c="4"/>cout &lt;&lt; "Permissions: ";</text:p>
        <text:p text:style-name="P18"><text:s text:c="4"/>cin <text:s/>&gt;&gt; num0 &gt;&gt; num1 &gt;&gt; num2;</text:p>
        <text:p text:style-name="P18"/>
        <text:p text:style-name="P18"><text:s text:c="4"/>// User Permissions <text:s/></text:p>
        <text:p text:style-name="P18"><text:s text:c="4"/>num0 -= 48;</text:p>
        <text:p text:style-name="P18"><text:s text:c="4"/></text:p>
        <text:p text:style-name="P18"><text:s text:c="4"/>bit2 = num0/4;</text:p>
        <text:p text:style-name="P18"><text:s text:c="4"/>num0 %= 4;</text:p>
        <text:p text:style-name="P18"><text:s text:c="4"/>bit1 = num0/2;</text:p>
        <text:p text:style-name="P18"><text:s text:c="4"/>num0 %= 2;</text:p>
        <text:p text:style-name="P18"><text:s text:c="4"/>bit0 = num0;</text:p>
        <text:p text:style-name="P18"><text:s text:c="4"/></text:p>
        <text:p text:style-name="P18"><text:s text:c="4"/>cout &lt;&lt; "User: \n"</text:p>
        <text:p text:style-name="P18"><text:s text:c="9"/>&lt;&lt; "read <text:s text:c="3"/>" &lt;&lt; bit2 &lt;&lt; "\n"</text:p>
        <text:p text:style-name="P18"><text:s text:c="9"/>&lt;&lt; "write <text:s text:c="2"/>" &lt;&lt; bit1 &lt;&lt; "\n"</text:p>
        <text:p text:style-name="P18"><text:s text:c="9"/>&lt;&lt; "execute " &lt;&lt; bit0 <text:s/>&lt;&lt;"\n"</text:p>
        <text:p text:style-name="P18"><text:s text:c="9"/>&lt;&lt; "\n";</text:p>
        <text:p text:style-name="P18"/>
        <text:p text:style-name="P18"><text:s text:c="4"/>// Group Permissions</text:p>
        <text:p text:style-name="P18"><text:s text:c="4"/>num1 -= 48;</text:p>
        <text:p text:style-name="P18"><text:s text:c="4"/></text:p>
        <text:p text:style-name="P18"><text:s text:c="4"/>bit2 = num1/4;</text:p>
        <text:p text:style-name="P18"><text:s text:c="4"/>num1 %= 4;</text:p>
        <text:p text:style-name="P18"><text:s text:c="4"/>bit1 = num1/2;</text:p>
        <text:p text:style-name="P18"><text:s text:c="4"/>num1 %= 2;</text:p>
        <text:p text:style-name="P18"><text:s text:c="4"/>bit0 = num1;</text:p>
        <text:p text:style-name="P18"><text:s text:c="4"/></text:p>
        <text:p text:style-name="P18"><text:s text:c="4"/>cout &lt;&lt; "Group: \n"</text:p>
        <text:p text:style-name="P18"><text:s text:c="9"/>&lt;&lt; "read <text:s text:c="3"/>" &lt;&lt; bit2 &lt;&lt; "\n"</text:p>
        <text:p text:style-name="P18"><text:s text:c="9"/>&lt;&lt; "write <text:s text:c="2"/>" &lt;&lt; bit1 &lt;&lt; "\n"</text:p>
        <text:p text:style-name="P18"><text:s text:c="9"/>&lt;&lt; "execute " &lt;&lt; bit0 <text:s/>&lt;&lt;"\n"</text:p>
        <text:p text:style-name="P18"><text:s text:c="9"/>&lt;&lt; "\n";</text:p>
        <text:p text:style-name="P18"><text:s text:c="4"/></text:p>
        <text:p text:style-name="P18"><text:s text:c="4"/>// Other Permissions</text:p>
        <text:p text:style-name="P18"><text:s text:c="4"/>num2 -= 48;</text:p>
        <text:p text:style-name="P18"/>
        <text:p text:style-name="P18"><text:s text:c="4"/>bit2 = num2/4;</text:p>
        <text:p text:style-name="P18"><text:s text:c="4"/>num2 %= 4;</text:p>
        <text:p text:style-name="P18"><text:s text:c="4"/>bit1 = num2/2;</text:p>
        <text:p text:style-name="P18"><text:s text:c="4"/>num2 %= 2;</text:p>
        <text:p text:style-name="P18"><text:s text:c="4"/>bit0 = num2;</text:p>
        <text:p text:style-name="P18"/>
        <text:p text:style-name="P18"><text:s text:c="4"/>cout <text:s/>&lt;&lt; "Other: \n"</text:p>
        <text:p text:style-name="P18"><text:s text:c="10"/>&lt;&lt; "read <text:s text:c="3"/>" &lt;&lt; bit2 &lt;&lt; "\n"</text:p>
        <text:p text:style-name="P18"><text:s text:c="10"/>&lt;&lt; "write <text:s text:c="2"/>" &lt;&lt; bit1 &lt;&lt; "\n"</text:p>
        <text:p text:style-name="P18"><text:s text:c="10"/>&lt;&lt; "execute " &lt;&lt; bit0 <text:s/>&lt;&lt;"\n"</text:p>
        <text:p text:style-name="P18"><text:s text:c="10"/>&lt;&lt; "\n";</text:p>
        <text:p text:style-name="P18"><text:s/></text:p>
        <text:p text:style-name="P19"><text:s text:c="4"/>return 0; <text:s text:c="2"/></text:p>
        <text:p text:style-name="P19">}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21"/>
        <text:p text:style-name="P5"/>
        <text:p text:style-name="P5"/>
        <text:p text:style-name="P5"/>
        <text:p text:style-name="P5"/>
        <text:p text:style-name="P5"/>
        <text:p text:style-name="P5"/>
        <text:p text:style-name="P11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4T08:14:08.855667244</meta:creation-date>
    <dc:date>2022-10-05T07:52:36.054812376</dc:date>
    <meta:editing-duration>PT40M16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2" meta:paragraph-count="80" meta:word-count="311" meta:character-count="1873" meta:non-whitespace-character-count="1258"/>
  </office:meta>
</office:document-meta>
</file>